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Fine_20_Dashed_20__28_var_29_" svg:stroke-color="#1c1c1c" draw:fill="solid" draw:fill-color="#ffffff" draw:textarea-vertical-align="middle"/>
    </style:style>
    <style:style style:name="gr3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fo:padding-top="-0.1cm" fo:padding-bottom="0cm"/>
    </style:style>
    <style:style style:name="gr4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5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16" style:family="graphic" style:parent-style-name="objectwithoutfill">
      <style:graphic-properties draw:stroke="solid" draw:stroke-dash="Fine_20_Dashed_20__28_var_29_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gr18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9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8" style:family="paragraph">
      <style:paragraph-properties fo:text-align="center"/>
      <style:text-properties fo:color="#1c1c1c"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" draw:style-name="gr1" draw:text-style-name="P2" draw:layer="layout" svg:width="1.824cm" svg:height="2.75cm" svg:x="2.813cm" svg:y="19.21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ellipse draw:style-name="gr2" draw:text-style-name="P4" draw:layer="layout" svg:width="3.6cm" svg:height="1.4cm" svg:x="2.1cm" svg:y="16.3cm">
          <text:p text:style-name="P3"><text:span text:style-name="T2">Create event</text:span></text:p>
        </draw:ellipse>
        <draw:connector draw:style-name="gr3" draw:text-style-name="P5" draw:layer="layout" draw:type="line" svg:x1="2.1cm" svg:y1="26.2cm" svg:x2="5.823cm" svg:y2="26.199cm" svg:d="M2100 26200l3723-1">
          <svg:title>skks</svg:title>
          <text:p text:style-name="P3"><text:span text:style-name="T3">&lt;&lt;include&gt;&gt;</text:span></text:p>
        </draw:connector>
      </draw:page>
      <draw:page draw:name="page2" draw:style-name="dp1" draw:master-page-name="Default">
        <draw:g>
          <draw:custom-shape draw:name="Actor" draw:style-name="gr4" draw:text-style-name="P2" xml:id="id1" draw:id="id1" draw:layer="layout" svg:width="1.824cm" svg:height="2.75cm" svg:x="2.735cm" svg:y="2.587cm">
            <draw:glue-point draw:id="4" svg:x="0cm" svg:y="-5cm" draw:escape-direction="up"/>
            <draw:glue-point draw:id="5" svg:x="-5cm" svg:y="-1.15cm" draw:escape-direction="left"/>
            <draw:glue-point draw:id="6" svg:x="5cm" svg:y="-1.15cm" draw:escape-direction="right"/>
            <draw:glue-point draw:id="7" svg:x="-5cm" svg:y="5cm" draw:escape-direction="down"/>
            <draw:glue-point draw:id="8" svg:x="5cm" svg:y="5cm" draw:escape-direction="down"/>
            <draw:glue-point draw:id="9" svg:x="0.007cm" svg:y="1.05cm" draw:escape-direction="down"/>
            <draw:glue-point draw:id="10" svg:x="5.01cm" svg:y="-2.77cm"/>
            <draw:glue-point draw:id="11" svg:x="5.01cm" svg:y="1.956cm"/>
            <draw:glue-point draw:id="12" svg:x="5.01cm" svg:y="3.774cm"/>
            <text:p text:style-name="P2"><text:span text:style-name="T1">Guest</text:span></text:p>
  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  </draw:custom-shape>
          <draw:custom-shape draw:name="Action" draw:style-name="gr5" draw:text-style-name="P6" xml:id="id2" draw:id="id2" draw:layer="layout" svg:width="3cm" svg:height="1.024cm" svg:x="7.635cm" svg:y="2.637cm">
            <text:p text:style-name="P6"><text:span text:style-name="T4">Sign up</text:span></text:p>
            <draw:enhanced-geometry svg:viewBox="0 0 1000 631" draw:mirror-horizontal="false" draw:mirror-vertical="false" draw:text-areas="0 0 1000 631" draw:type="NonPrimitive" draw:enhanced-path="M 0 101 Y 101 0 L 899 0 X 1000 101 L 1000 530 Y 899 631 L 101 631 X 0 530 Z"/>
          </draw:custom-shape>
          <draw:custom-shape draw:name="Action" draw:style-name="gr6" draw:text-style-name="P6" xml:id="id3" draw:id="id3" draw:layer="layout" svg:width="3cm" svg:height="1.024cm" svg:x="7.635cm" svg:y="4.713cm">
            <text:p text:style-name="P6"><text:span text:style-name="T4">Log in</text:span></text:p>
            <draw:enhanced-geometry svg:viewBox="0 0 1000 631" draw:text-areas="0 0 1000 631" draw:type="NonPrimitive" draw:enhanced-path="M 0 101 Y 101 0 L 899 0 X 1000 101 L 1000 530 Y 899 631 L 101 631 X 0 530 Z"/>
          </draw:custom-shape>
          <draw:connector draw:style-name="gr7" draw:text-style-name="P7" draw:layer="layout" draw:type="line" svg:x1="4.559cm" svg:y1="3.962cm" svg:x2="7.635cm" svg:y2="3.149cm" draw:start-shape="id1" draw:start-glue-point="1" draw:end-shape="id2" draw:end-glue-point="3" svg:d="M4559 3962l3076-813">
            <text:p/>
          </draw:connector>
          <draw:connector draw:style-name="gr8" draw:text-style-name="P7" draw:layer="layout" draw:type="line" svg:x1="4.559cm" svg:y1="4.499cm" svg:x2="7.635cm" svg:y2="5.225cm" draw:start-shape="id1" draw:start-glue-point="11" draw:end-shape="id3" svg:d="M4559 4499l3076 726">
            <text:p/>
          </draw:connector>
        </draw:g>
        <draw:custom-shape draw:name="Actor" draw:style-name="gr9" draw:text-style-name="P2" xml:id="id4" draw:id="id4" draw:layer="layout" svg:width="1.824cm" svg:height="2.75cm" svg:x="2.811cm" svg:y="10.63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draw:glue-point draw:id="10" svg:x="4.808cm" svg:y="-2.225cm"/>
          <draw:glue-point draw:id="11" svg:x="5.01cm" svg:y="1.41cm"/>
          <draw:glue-point draw:id="12" svg:x="5.01cm" svg:y="2.865cm"/>
          <text:p text:style-name="P2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connector draw:style-name="gr10" draw:text-style-name="P7" draw:layer="layout" draw:type="line" svg:x1="4.599cm" svg:y1="11.401cm" svg:x2="7.7cm" svg:y2="9.701cm" draw:start-shape="id4" draw:start-glue-point="10" draw:end-shape="id5" svg:d="M4599 11401l3101-1700">
          <text:p/>
        </draw:connector>
        <draw:connector draw:style-name="gr11" draw:text-style-name="P7" draw:layer="layout" draw:type="line" svg:x1="4.635cm" svg:y1="12.012cm" svg:x2="7.6cm" svg:y2="11.601cm" draw:start-shape="id4" draw:start-glue-point="1" draw:end-shape="id6" draw:end-glue-point="3" svg:d="M4635 12012l2965-411">
          <text:p/>
        </draw:connector>
        <draw:connector draw:style-name="gr12" draw:text-style-name="P7" draw:layer="layout" draw:type="line" svg:x1="4.635cm" svg:y1="12.399cm" svg:x2="7.7cm" svg:y2="13.501cm" draw:start-shape="id4" draw:start-glue-point="11" draw:end-shape="id7" draw:end-glue-point="3" svg:d="M4635 12399l3065 1102">
          <text:p/>
        </draw:connector>
        <draw:connector draw:style-name="gr13" draw:text-style-name="P7" draw:layer="layout" draw:type="line" svg:x1="4.635cm" svg:y1="12.799cm" svg:x2="7.7cm" svg:y2="15.401cm" draw:start-shape="id4" draw:start-glue-point="12" draw:end-shape="id8" draw:end-glue-point="3" svg:d="M4635 12799l3065 2602">
          <text:p/>
        </draw:connector>
        <draw:ellipse draw:style-name="gr2" draw:text-style-name="P8" xml:id="id5" draw:id="id5" draw:layer="layout" svg:width="4.2cm" svg:height="1.4cm" svg:x="7.7cm" svg:y="9.001cm">
          <text:p text:style-name="P3"><text:span text:style-name="T2">Manage events</text:span></text:p>
        </draw:ellipse>
        <draw:ellipse draw:style-name="gr2" draw:text-style-name="P4" xml:id="id6" draw:id="id6" draw:layer="layout" svg:width="4.3cm" svg:height="1.4cm" svg:x="7.6cm" svg:y="10.901cm">
          <text:p text:style-name="P3"><text:span text:style-name="T2">View notifications</text:span></text:p>
        </draw:ellipse>
        <draw:ellipse draw:style-name="gr2" draw:text-style-name="P8" xml:id="id7" draw:id="id7" draw:layer="layout" svg:width="4.3cm" svg:height="1.4cm" svg:x="7.7cm" svg:y="12.801cm">
          <text:p text:style-name="P3"><text:span text:style-name="T5">Manage invitations</text:span></text:p>
        </draw:ellipse>
        <draw:ellipse draw:style-name="gr2" draw:text-style-name="P8" xml:id="id8" draw:id="id8" draw:layer="layout" svg:width="4.3cm" svg:height="1.4cm" svg:x="7.7cm" svg:y="14.701cm">
          <text:p text:style-name="P3"><text:span text:style-name="T5">Browse calendar</text:span></text:p>
        </draw:ellipse>
        <draw:custom-shape draw:name="Actor" draw:style-name="gr14" draw:text-style-name="P2" xml:id="id11" draw:id="id11" draw:layer="layout" svg:width="1.824cm" svg:height="2.75cm" svg:x="2.812cm" svg:y="18.976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draw:glue-point draw:id="10" svg:x="4.802cm" svg:y="-2.73cm"/>
          <draw:glue-point draw:id="11" svg:x="5.01cm" svg:y="2.36cm"/>
          <text:p text:style-name="P2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connector draw:style-name="gr15" draw:text-style-name="P5" draw:layer="layout" draw:type="line" svg:x1="11.3cm" svg:y1="19.201cm" svg:x2="14.7cm" svg:y2="19.1cm" draw:start-shape="id9" draw:start-glue-point="1" draw:end-shape="id10" draw:end-glue-point="3" svg:d="M11300 19201l3400-101">
          <svg:title>skks</svg:title>
          <text:p text:style-name="P3"><text:span text:style-name="T3">&lt;&lt;include&gt;&gt;</text:span></text:p>
        </draw:connector>
        <draw:ellipse draw:style-name="gr2" draw:text-style-name="P4" xml:id="id9" draw:id="id9" draw:layer="layout" svg:width="3.6cm" svg:height="1.4cm" svg:x="7.7cm" svg:y="18.501cm">
          <text:p text:style-name="P3"><text:span text:style-name="T2">Create event</text:span></text:p>
        </draw:ellipse>
        <draw:ellipse draw:style-name="gr2" draw:text-style-name="P4" xml:id="id12" draw:id="id12" draw:layer="layout" svg:width="3.6cm" svg:height="1.4cm" svg:x="7.7cm" svg:y="20.201cm">
          <text:p text:style-name="P3"><text:span text:style-name="T2">Update event</text:span></text:p>
        </draw:ellipse>
        <draw:ellipse draw:style-name="gr2" draw:text-style-name="P4" xml:id="id13" draw:id="id13" draw:layer="layout" svg:width="3.6cm" svg:height="1.4cm" svg:x="7.7cm" svg:y="22.001cm">
          <text:p text:style-name="P3"><text:span text:style-name="T2">Delete event</text:span></text:p>
        </draw:ellipse>
        <draw:ellipse draw:style-name="gr2" draw:text-style-name="P4" xml:id="id10" draw:id="id10" draw:layer="layout" svg:width="3.6cm" svg:height="1.4cm" svg:x="14.7cm" svg:y="18.4cm">
          <text:p text:style-name="P3"><text:span text:style-name="T2">Invite users</text:span></text:p>
        </draw:ellipse>
        <draw:connector draw:style-name="gr16" draw:text-style-name="P3" draw:layer="layout" draw:type="line" svg:x1="4.599cm" svg:y1="19.601cm" svg:x2="7.7cm" svg:y2="19.201cm" draw:start-shape="id11" draw:start-glue-point="10" draw:end-shape="id9" draw:end-glue-point="3" svg:d="M4599 19601l3101-400">
          <text:p/>
        </draw:connector>
        <draw:connector draw:style-name="gr16" draw:text-style-name="P3" draw:layer="layout" draw:type="line" svg:x1="4.636cm" svg:y1="20.351cm" svg:x2="7.7cm" svg:y2="20.901cm" draw:start-shape="id11" draw:start-glue-point="1" draw:end-shape="id12" svg:d="M4636 20351l3064 550">
          <text:p/>
        </draw:connector>
        <draw:connector draw:style-name="gr16" draw:text-style-name="P3" draw:layer="layout" draw:type="line" svg:x1="4.636cm" svg:y1="21cm" svg:x2="7.7cm" svg:y2="22.701cm" draw:start-shape="id11" draw:start-glue-point="11" draw:end-shape="id13" draw:end-glue-point="3" svg:d="M4636 21000l3064 1701">
          <text:p/>
        </draw:connector>
        <draw:connector draw:style-name="gr15" draw:text-style-name="P5" draw:layer="layout" draw:type="line" svg:x1="14.7cm" svg:y1="19.1cm" svg:x2="11.3cm" svg:y2="20.901cm" draw:start-shape="id10" draw:start-glue-point="3" draw:end-shape="id12" draw:end-glue-point="1" svg:d="M14700 19100l-3400 1801">
          <svg:title>skks</svg:title>
          <text:p/>
        </draw:connector>
        <draw:frame draw:style-name="gr17" draw:text-style-name="P9" draw:layer="layout" svg:width="2.6cm" svg:height="0.687cm" draw:transform="rotate (0.45954519205002) translate (11.988cm 20.425cm)">
          <draw:text-box>
            <text:p text:style-name="P9"><text:span text:style-name="T3">&lt;&lt;extend&gt;&gt;</text:span></text:p>
          </draw:text-box>
        </draw:frame>
      </draw:page>
      <draw:page draw:name="page3" draw:style-name="dp1" draw:master-page-name="Default">
        <draw:g>
          <draw:custom-shape draw:name="Actor" draw:style-name="gr18" draw:text-style-name="P2" xml:id="id14" draw:id="id14" draw:layer="layout" svg:width="1.824cm" svg:height="2.75cm" svg:x="2.7cm" svg:y="2.65cm">
            <draw:glue-point draw:id="4" svg:x="0cm" svg:y="-5cm" draw:escape-direction="up"/>
            <draw:glue-point draw:id="5" svg:x="-5cm" svg:y="-1.15cm" draw:escape-direction="left"/>
            <draw:glue-point draw:id="6" svg:x="5cm" svg:y="-1.15cm" draw:escape-direction="right"/>
            <draw:glue-point draw:id="7" svg:x="-5cm" svg:y="5cm" draw:escape-direction="down"/>
            <draw:glue-point draw:id="8" svg:x="5cm" svg:y="5cm" draw:escape-direction="down"/>
            <draw:glue-point draw:id="9" svg:x="0.007cm" svg:y="1.05cm" draw:escape-direction="down"/>
            <text:p text:style-name="P2"><text:span text:style-name="T1">User</text:span></text:p>
  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  </draw:custom-shape>
          <draw:ellipse draw:style-name="gr2" draw:text-style-name="P4" xml:id="id16" draw:id="id16" draw:layer="layout" svg:width="3.6cm" svg:height="1.4cm" svg:x="13.7cm" svg:y="1.8cm">
            <text:p text:style-name="P3"><text:span text:style-name="T2">Accept invitation</text:span></text:p>
          </draw:ellipse>
          <draw:ellipse draw:style-name="gr2" draw:text-style-name="P4" draw:layer="layout" svg:width="3.6cm" svg:height="1.4cm" svg:x="13.7cm" svg:y="4.6cm">
            <text:p text:style-name="P3"><text:span text:style-name="T2">Reject invitation</text:span></text:p>
          </draw:ellipse>
          <draw:connector draw:style-name="gr16" draw:text-style-name="P3" draw:layer="layout" draw:type="line" svg:x1="4.524cm" svg:y1="4.025cm" svg:x2="7.1cm" svg:y2="4cm" draw:start-shape="id14" draw:start-glue-point="1" draw:end-shape="id15" draw:end-glue-point="3" svg:d="M4524 4025l2576-25">
            <text:p/>
          </draw:connector>
          <draw:ellipse draw:style-name="gr2" draw:text-style-name="P4" xml:id="id15" draw:id="id15" draw:layer="layout" svg:width="3.6cm" svg:height="1.4cm" svg:x="7.1cm" svg:y="3.3cm">
            <text:p text:style-name="P3"><text:span text:style-name="T2">View invitations</text:span></text:p>
          </draw:ellipse>
          <draw:connector draw:style-name="gr19" draw:text-style-name="P3" draw:layer="layout" draw:type="line" svg:x1="10.7cm" svg:y1="4cm" svg:x2="13.7cm" svg:y2="2.5cm" draw:start-shape="id15" draw:start-glue-point="1" draw:end-shape="id16" svg:d="M10700 4000l3000-1500">
            <text:p/>
          </draw:connector>
          <draw:line draw:style-name="gr19" draw:text-style-name="P3" draw:layer="layout" svg:x1="10.7cm" svg:y1="4.1cm" svg:x2="13.8cm" svg:y2="5.2cm">
            <text:p/>
          </draw:line>
          <draw:frame draw:style-name="gr20" draw:text-style-name="P9" draw:layer="layout" svg:width="2.644cm" svg:height="0.687cm" draw:transform="rotate (0.471413430963579) translate (10.744cm 3.338cm)">
            <draw:text-box>
              <text:p><text:span text:style-name="T3">&lt;&lt;include&gt;&gt;</text:span></text:p>
            </draw:text-box>
          </draw:frame>
          <draw:frame draw:style-name="gr20" draw:text-style-name="P9" draw:layer="layout" svg:width="2.644cm" svg:height="0.687cm" draw:transform="rotate (-0.366344609994728) translate (10.755cm 4.048cm)">
            <draw:text-box>
              <text:p><text:span text:style-name="T3">&lt;&lt;include&gt;&g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1c1c1c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c1c1c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t-to-size="true" draw:measure-align="inside" draw:measure-vertic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1-13T17:47:19.87</meta:creation-date>
    <dc:date>2014-11-13T19:06:03.81</dc:date>
    <dc:creator>alojzije </dc:creator>
    <meta:editing-duration>PT1H6M23S</meta:editing-duration>
    <meta:editing-cycles>7</meta:editing-cycles>
    <meta:generator>OpenOffice/4.1.1$Win32 OpenOffice.org_project/411m6$Build-9775</meta:generator>
    <meta:document-statistic meta:object-count="39"/>
  </office:meta>
</office:document-meta>
</file>